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Ubuntu" fo:font-size="18pt" style:font-size-asian="18pt" style:font-size-complex="18pt"/>
    </style:style>
    <style:style style:name="P2" style:family="paragraph" style:parent-style-name="Heading_20_1">
      <style:text-properties style:font-name="Ubuntu" fo:font-size="20pt" style:font-size-asian="20pt" style:font-size-complex="20pt"/>
    </style:style>
    <style:style style:name="P3" style:family="paragraph" style:parent-style-name="Heading_20_2">
      <style:text-properties style:font-name="Ubuntu"/>
    </style:style>
    <style:style style:name="P4" style:family="paragraph" style:parent-style-name="Preformatted_20_Text">
      <loext:graphic-properties draw:fill="solid" draw:fill-color="#eeeeee"/>
      <style:paragraph-properties fo:line-height="150%" fo:background-color="#eeeeee"/>
      <style:text-properties style:font-name="Ubuntu" fo:font-size="10.5pt" style:font-size-asian="10.5pt" style:font-size-complex="10.5pt"/>
    </style:style>
    <style:style style:name="P5" style:family="paragraph" style:parent-style-name="Preformatted_20_Text">
      <loext:graphic-properties draw:fill="solid" draw:fill-color="#eeeeee"/>
      <style:paragraph-properties fo:line-height="150%" fo:background-color="#eeeeee"/>
      <style:text-properties style:font-name="Ubuntu Mono" fo:font-size="10.5pt" style:font-size-asian="10.5pt" style:font-size-complex="10.5pt"/>
    </style:style>
    <style:style style:name="P6" style:family="paragraph" style:parent-style-name="Preformatted_20_Text">
      <loext:graphic-properties draw:fill="solid" draw:fill-color="#eeeeee"/>
      <style:paragraph-properties fo:margin-top="0in" fo:margin-bottom="0.1965in" loext:contextual-spacing="false" fo:line-height="150%" fo:background-color="#eeeeee"/>
      <style:text-properties style:font-name="Ubuntu Mono" fo:font-size="10.5pt" style:font-size-asian="10.5pt" style:font-size-complex="10.5pt"/>
    </style:style>
    <style:style style:name="P7" style:family="paragraph" style:parent-style-name="Standard">
      <style:text-properties style:font-name="Ubuntu Mono"/>
    </style:style>
    <style:style style:name="P8" style:family="paragraph" style:parent-style-name="Text_20_body">
      <style:text-properties style:font-name="Ubuntu"/>
    </style:style>
    <style:style style:name="P9" style:family="paragraph" style:parent-style-name="Text_20_body">
      <style:paragraph-properties fo:margin-top="0.0402in" fo:margin-bottom="0.1201in" loext:contextual-spacing="false" fo:line-height="150%"/>
      <style:text-properties style:font-name="Ubuntu"/>
    </style:style>
    <style:style style:name="P10" style:family="paragraph" style:parent-style-name="console-bgray">
      <loext:graphic-properties draw:fill="solid" draw:fill-color="#dddddd"/>
      <style:paragraph-properties fo:line-height="150%" fo:background-color="#dddddd"/>
    </style:style>
    <style:style style:name="P11" style:family="paragraph" style:parent-style-name="console-bgray">
      <loext:graphic-properties draw:fill="solid" draw:fill-color="#eeeeee"/>
      <style:paragraph-properties fo:line-height="150%" fo:background-color="#eeeeee"/>
    </style:style>
    <style:style style:name="P12" style:family="paragraph" style:parent-style-name="console-bgray">
      <loext:graphic-properties draw:fill="solid" draw:fill-color="#eeeeee"/>
      <style:paragraph-properties fo:line-height="150%" fo:background-color="#eeeeee" fo:padding-left="0in" fo:padding-right="0in" fo:padding-top="0.0598in" fo:padding-bottom="0.0598in" fo:border="none"/>
    </style:style>
    <style:style style:name="P13" style:family="paragraph" style:parent-style-name="console-bgray" style:master-page-name="">
      <loext:graphic-properties draw:fill="solid" draw:fill-color="#dddddd"/>
      <style:paragraph-properties fo:line-height="150%" style:page-number="auto" fo:background-color="#dddddd"/>
    </style:style>
    <style:style style:name="P14" style:family="paragraph" style:parent-style-name="console-bgray" style:master-page-name="">
      <loext:graphic-properties draw:fill="solid" draw:fill-color="#eeeeee"/>
      <style:paragraph-properties fo:line-height="150%" style:page-number="auto" fo:background-color="#eeeeee"/>
    </style:style>
    <style:style style:name="T1" style:family="text">
      <style:text-properties fo:language="en" fo:country="US"/>
    </style:style>
    <style:style style:name="T2" style:family="text">
      <style:text-properties style:font-name="Ubuntu"/>
    </style:style>
    <style:style style:name="T3" style:family="text">
      <style:text-properties style:font-name="Ubuntu" fo:language="en" fo:country="US"/>
    </style:style>
    <style:style style:name="T4" style:family="text">
      <style:text-properties style:font-name="Ubuntu" fo:font-size="10pt" officeooo:rsid="001a5910" style:font-name-asian="Noto Sans Mono CJK SC" style:font-size-asian="10pt" style:font-name-complex="Liberation Mono" style:font-size-complex="10pt"/>
    </style:style>
    <style:style style:name="T5" style:family="text">
      <style:text-properties style:font-name="Ubuntu Mono"/>
    </style:style>
    <style:style style:name="T6" style:family="text">
      <style:text-properties style:font-name="Ubuntu Mono" fo:language="en" fo:country="US"/>
    </style:style>
    <style:style style:name="T7" style:family="text">
      <style:text-properties style:font-name="Ubuntu Mono" fo:font-size="10.5pt" style:font-size-asian="10.5pt" style:font-size-complex="10.5pt"/>
    </style:style>
    <style:style style:name="T8" style:family="text">
      <style:text-properties style:font-name="Ubuntu Mono" fo:font-size="10.5pt" fo:language="en" fo:country="US" style:font-size-asian="10.5pt" style:font-size-complex="10.5pt"/>
    </style:style>
    <style:style style:name="T9" style:family="text">
      <style:text-properties style:font-name="Ubuntu Mono" fo:font-size="10pt" style:font-size-asian="10pt" style:font-size-complex="10pt"/>
    </style:style>
    <style:style style:name="T10" style:family="text">
      <style:text-properties officeooo:rsid="001a5910"/>
    </style:style>
    <style:style style:name="T11" style:family="text">
      <style:text-properties fo:font-size="10.5pt" style:font-size-asian="9.14999961853027pt" style:font-size-complex="10.5pt"/>
    </style:style>
    <style:style style:name="T12" style:family="text">
      <style:text-properties fo:font-size="10pt" officeooo:rsid="001a5910" style:font-name-asian="Noto Sans Mono CJK SC" style:font-size-asian="10pt" style:font-name-complex="Liberation Mono" style:font-size-complex="10pt"/>
    </style:style>
    <style:style style:name="T13" style:family="text">
      <style:text-properties fo:font-size="10pt" style:font-size-asian="8.75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a5910" style:font-name-asian="Noto Sans Mono CJK SC" style:font-name-complex="Liberation Mono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unew</text:h>
      <text:p text:style-name="Text_20_body"><text:span text:style-name="Strong_20_Emphasis"><text:span text:style-name="T2">u</text:span></text:span><text:span text:style-name="Emphasis"><text:span text:style-name="Strong_20_Emphasis"><text:span text:style-name="T2">(rl)</text:span></text:span></text:span><text:span text:style-name="Strong_20_Emphasis"><text:span text:style-name="T2">new</text:span></text:span><text:span text:style-name="T2"> — A tool for append URLs, skipping duplicates &amp; combine parameters. Inspired by </text:span><text:a xlink:type="simple" xlink:href="https://github.com/tomnomnom/anew" text:style-name="Internet_20_link" text:visited-style-name="Visited_20_Internet_20_Link"><text:span text:style-name="T2">anew</text:span></text:a><text:span text:style-name="T2"> &amp; </text:span><text:a xlink:type="simple" xlink:href="https://github.com/tomnomnom/qsreplace" text:style-name="Internet_20_link" text:visited-style-name="Visited_20_Internet_20_Link"><text:span text:style-name="T2">qsreplace</text:span></text:a><text:span text:style-name="T2">.</text:span></text:p>
      <text:h text:style-name="P1" text:outline-level="1"><text:bookmark text:name="user-content-usage"/>Usage</text:h>
      <text:p text:style-name="console-bgray"><text:span text:style-name="T10">$ </text:span>cat urls.txt | unew</text:p>
      <text:p text:style-name="console-bgray"><text:tab/># or</text:p>
      <text:p text:style-name="console-bgray"><text:span text:style-name="T10">$</text:span> unew urls.txt</text:p>
      <text:p text:style-name="console-bgray"><text:tab/># or, save the results</text:p>
      <text:p text:style-name="console-bgray"><text:span text:style-name="T10">$</text:span> unew urls.txt output.txt</text:p>
      <text:h text:style-name="P3" text:outline-level="2"><text:bookmark text:name="user-content-flags"/>Flags</text:h>
      <text:p text:style-name="Text_20_body"><text:span text:style-name="T2">Usage of </text:span><text:span text:style-name="Source_20_Text"><text:span text:style-name="T2">unew</text:span></text:span><text:span text:style-name="T2">:</text:span></text:p>
      <text:p text:style-name="P13"><text:span text:style-name="Source_20_Text"><text:span text:style-name="T5"><text:s text:c="2"/>-combine</text:span></text:span></text:p>
      <text:p text:style-name="P10"><text:span text:style-name="Source_20_Text"><text:span text:style-name="T5"><text:s text:c="6"/>Combine parameters</text:span></text:span></text:p>
      <text:p text:style-name="P10"><text:span text:style-name="Source_20_Text"><text:span text:style-name="T5"><text:s text:c="2"/>-r string</text:span></text:span></text:p>
      <text:p text:style-name="P10"><text:span text:style-name="Source_20_Text"><text:span text:style-name="T5"><text:s text:c="6"/>Replace parameters value</text:span></text:span></text:p>
      <text:h text:style-name="P1" text:outline-level="1"><text:bookmark text:name="user-content-install"/>Install</text:h>
      <text:p text:style-name="Text_20_body"><text:span text:style-name="T2">with </text:span><text:a xlink:type="simple" xlink:href="https://golang.org/doc/install" text:style-name="Internet_20_link" text:visited-style-name="Visited_20_Internet_20_Link"><text:span text:style-name="T2">Go</text:span></text:a><text:span text:style-name="T2">:</text:span></text:p>
      <text:p text:style-name="console-bgray"><text:span text:style-name="T10">$ </text:span><text:span text:style-name="T5">go get -u github.com/dwisiswant0/unew</text:span></text:p>
      <text:h text:style-name="P1" text:outline-level="1"><text:bookmark text:name="user-content-workaround"/>Workaround</text:h>
      <text:p text:style-name="P8">If you have a list as</text:p>
      <text:p text:style-name="P14"><text:span text:style-name="Source_20_Text"><text:span text:style-name="T7">https://twitter.com/dwisiswant0?href=evilzone.org</text:span></text:span></text:p>
      <text:p text:style-name="P11"><text:span text:style-name="Source_20_Text"><text:span text:style-name="T7">https://twitter.com/dwisiswant0</text:span></text:span></text:p>
      <text:p text:style-name="P11"><text:span text:style-name="Source_20_Text"><text:span text:style-name="T7">https://twitter.com/dwisiswant0?ref=github&amp;utm_source=github</text:span></text:span></text:p>
      <text:p text:style-name="P12"><text:span text:style-name="Source_20_Text"><text:span text:style-name="T7">https://www.linkedin.com/in/dwisiswanto/</text:span></text:span></text:p>
      <text:p text:style-name="P11"><text:span text:style-name="Source_20_Text"><text:span text:style-name="T7">https://www.linkedin.com/in/dwisiswanto/?originalSubdomain=id</text:span></text:span></text:p>
      <text:p text:style-name="P11"><text:span text:style-name="Source_20_Text"><text:span text:style-name="T7">https://www.linkedin.com/in/dwisiswanto/?originalSubdomain=id&amp;utm_medium=github</text:span></text:span></text:p>
      <text:p text:style-name="P9">Sample workaround</text:p>
      <text:p text:style-name="P5"><text:span text:style-name="T10">$</text:span> cat urls.txt | unew</text:p>
      <text:p text:style-name="P5">https://twitter.com/dwisiswant0?href=evilzone.org</text:p>
      <text:p text:style-name="P6">https://www.linkedin.com/in/dwisiswanto/</text:p>
      <text:p text:style-name="P8">If the list contains multiple URLs with same path, it will save the first one and its parameters.</text:p>
      <text:p text:style-name="Text_20_body"><text:span text:style-name="T2">But you can combine parameters if the same path exists by using </text:span><text:span text:style-name="Source_20_Text"><text:span text:style-name="T2">-combine</text:span></text:span><text:span text:style-name="T2"> flag.</text:span></text:p>
      <text:p text:style-name="P5"><text:span text:style-name="T10">$</text:span> cat urls.txt | unew -combine</text:p>
      <text:p text:style-name="P5">https://<text:span text:style-name="T15">twitter.com</text:span>/dwisiswant0?href=evilzone.org&amp;ref=github&amp;utm_source=github</text:p>
      <text:p text:style-name="P6">https://www.linkedin.com/in/dwisiswanto/?originalSubdomain=id&amp;utm_medium=github</text:p>
      <text:p text:style-name="Text_20_body"><text:soft-page-break/><text:span text:style-name="T2">Use the </text:span><text:span text:style-name="Source_20_Text"><text:span text:style-name="T2">-r</text:span></text:span><text:span text:style-name="T2"> flag if you want to change the value of all parameters.</text:span></text:p>
      <text:p text:style-name="P4"><text:span text:style-name="T10">$</text:span> c<text:span text:style-name="T5">at urls.txt | unew -combine -r "/etc/passwd"</text:span></text:p>
      <text:p text:style-name="P5">https://twitter.com/dwisiswant0?href=%2Fetc%2Fpasswd&amp;ref=%2Fetc%2Fpasswd&amp;utm_source=%2Fetc%2Fpasswd</text:p>
      <text:p text:style-name="P6">https://www.linkedin.com/in/dwisiswanto/?originalSubdomain=%2Fetc%2Fpasswd&amp;utm_medium=%2Fetc%2Fpasswd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nsole-bgray" style:family="paragraph" style:parent-style-name="Preformatted_20_Text">
      <loext:graphic-properties draw:fill="solid" draw:fill-color="#dddddd"/>
      <style:paragraph-properties fo:background-color="#dddddd"/>
      <style:text-properties style:font-name="Ubuntu Mono" fo:font-family="'Ubuntu Mono'" style:font-pitch="fixed" fo:font-size="10.5pt" style:font-size-asian="10.5pt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3:18:35.912863814</meta:creation-date>
    <dc:date>2020-10-03T15:04:10.701845013</dc:date>
    <meta:editing-duration>PT1H13M2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38" meta:word-count="143" meta:character-count="1506" meta:non-whitespace-character-count="1382"/>
  </office:meta>
</office:document-meta>
</file>